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'Helvetica Neue', Helvetica, Arial, sans-serif"/>
  </office:font-face-decls>
  <office:automatic-styles>
    <style:style style:name="Tabelle7" style:family="table">
      <style:table-properties style:width="17cm" table:align="left" fo:background-color="#ffffff">
        <style:background-image/>
      </style:table-properties>
    </style:style>
    <style:style style:name="Tabelle7.A" style:family="table-column">
      <style:table-column-properties style:column-width="3.635cm"/>
    </style:style>
    <style:style style:name="Tabelle7.B" style:family="table-column">
      <style:table-column-properties style:column-width="3.983cm"/>
    </style:style>
    <style:style style:name="Tabelle7.C" style:family="table-column">
      <style:table-column-properties style:column-width="4.128cm"/>
    </style:style>
    <style:style style:name="Tabelle7.D" style:family="table-column">
      <style:table-column-properties style:column-width="5.255cm"/>
    </style:style>
    <style:style style:name="Tabelle7.A1" style:family="table-cell">
      <style:table-cell-properties style:vertical-align="middle" fo:padding="0.106cm" fo:border="0.05pt solid #000000"/>
    </style:style>
    <style:style style:name="Tabelle7.B2" style:family="table-cell">
      <style:table-cell-properties fo:padding="0.106cm" fo:border="0.05pt solid #000000"/>
    </style:style>
    <style:style style:name="Tabelle7.C2" style:family="table-cell">
      <style:table-cell-properties fo:padding="0.106cm" fo:border="0.05pt solid #000000"/>
    </style:style>
    <style:style style:name="Tabelle7.D2" style:family="table-cell">
      <style:table-cell-properties fo:padding="0.106cm" fo:border="0.05pt solid #000000"/>
    </style:style>
    <style:style style:name="Tabelle7.B3" style:family="table-cell">
      <style:table-cell-properties fo:padding="0.106cm" fo:border="0.05pt solid #000000"/>
    </style:style>
    <style:style style:name="Tabelle7.C3" style:family="table-cell">
      <style:table-cell-properties fo:padding="0.106cm" fo:border="0.05pt solid #000000"/>
    </style:style>
    <style:style style:name="Tabelle7.D3" style:family="table-cell">
      <style:table-cell-properties fo:padding="0.106cm" fo:border="0.05pt solid #000000"/>
    </style:style>
    <style:style style:name="Tabelle7.B4" style:family="table-cell">
      <style:table-cell-properties fo:padding="0.106cm" fo:border="0.05pt solid #000000"/>
    </style:style>
    <style:style style:name="Tabelle7.C4" style:family="table-cell">
      <style:table-cell-properties fo:padding="0.106cm" fo:border="0.05pt solid #000000"/>
    </style:style>
    <style:style style:name="Tabelle7.D4" style:family="table-cell">
      <style:table-cell-properties fo:padding="0.106cm" fo:border="0.05pt solid #000000"/>
    </style:style>
    <style:style style:name="Tabelle7.B5" style:family="table-cell">
      <style:table-cell-properties fo:padding="0.106cm" fo:border="0.05pt solid #000000"/>
    </style:style>
    <style:style style:name="Tabelle7.C5" style:family="table-cell">
      <style:table-cell-properties fo:padding="0.106cm" fo:border="0.05pt solid #000000"/>
    </style:style>
    <style:style style:name="Tabelle7.D5" style:family="table-cell">
      <style:table-cell-properties fo:padding="0.106cm" fo:border="0.05pt solid #000000"/>
    </style:style>
    <style:style style:name="Tabelle7.B6" style:family="table-cell">
      <style:table-cell-properties fo:padding="0.106cm" fo:border="0.05pt solid #000000"/>
    </style:style>
    <style:style style:name="Tabelle7.C6" style:family="table-cell">
      <style:table-cell-properties fo:padding="0.106cm" fo:border="0.05pt solid #000000"/>
    </style:style>
    <style:style style:name="Tabelle7.D6" style:family="table-cell">
      <style:table-cell-properties fo:padding="0.106cm" fo:border="0.05pt solid #000000"/>
    </style:style>
    <style:style style:name="P1" style:family="paragraph" style:parent-style-name="Standard" style:list-style-name="List_20_1">
      <style:text-properties style:font-name="Liberation Serif" fo:font-size="10pt" officeooo:rsid="000ad5ed" officeooo:paragraph-rsid="001bf46a" style:font-size-asian="10pt" style:font-size-complex="10pt"/>
    </style:style>
    <style:style style:name="P2" style:family="paragraph" style:parent-style-name="Standard" style:list-style-name="List_20_1">
      <style:text-properties style:font-name="Liberation Serif" fo:font-size="10pt" officeooo:rsid="000c900a" officeooo:paragraph-rsid="001bf46a" style:font-size-asian="10pt" style:font-size-complex="10pt"/>
    </style:style>
    <style:style style:name="P3" style:family="paragraph" style:parent-style-name="Standard" style:list-style-name="List_20_1">
      <style:text-properties style:font-name="Liberation Serif" fo:font-size="10pt" officeooo:rsid="00096806" officeooo:paragraph-rsid="001bf46a" style:font-size-asian="10pt" style:font-size-complex="10pt"/>
    </style:style>
    <style:style style:name="P4" style:family="paragraph" style:parent-style-name="Standard" style:list-style-name="List_20_1">
      <style:text-properties style:font-name="Liberation Serif" fo:font-size="10pt" officeooo:rsid="000e8fa3" officeooo:paragraph-rsid="001bf46a" style:font-size-asian="10pt" style:font-size-complex="10pt"/>
    </style:style>
    <style:style style:name="P5" style:family="paragraph" style:parent-style-name="Standard" style:list-style-name="List_20_1">
      <style:text-properties style:font-name="Liberation Serif" fo:font-size="10pt" officeooo:rsid="000fc770" officeooo:paragraph-rsid="001bf46a" style:font-size-asian="10pt" style:font-size-complex="10pt"/>
    </style:style>
    <style:style style:name="P6" style:family="paragraph" style:parent-style-name="Standard" style:list-style-name="List_20_1">
      <style:text-properties style:font-name="Liberation Serif" fo:font-size="10pt" officeooo:rsid="00109f85" officeooo:paragraph-rsid="001bf46a" style:font-size-asian="10pt" style:font-size-complex="10pt"/>
    </style:style>
    <style:style style:name="P7" style:family="paragraph" style:parent-style-name="Standard" style:list-style-name="L14">
      <style:text-properties style:font-name="Liberation Serif" fo:font-size="10pt" officeooo:rsid="0013d741" officeooo:paragraph-rsid="001d9c3d" style:font-size-asian="10pt" style:font-size-complex="10pt"/>
    </style:style>
    <style:style style:name="P8" style:family="paragraph" style:parent-style-name="Standard" style:list-style-name="L14">
      <style:text-properties style:font-name="Liberation Serif" fo:font-size="10pt" officeooo:rsid="0014b72b" officeooo:paragraph-rsid="001d9c3d" style:font-size-asian="10pt" style:font-size-complex="10pt"/>
    </style:style>
    <style:style style:name="P9" style:family="paragraph" style:parent-style-name="Standard">
      <style:text-properties style:font-name="Liberation Serif" fo:font-size="10pt" officeooo:rsid="0016f738" officeooo:paragraph-rsid="0016f738" style:font-size-asian="10pt" style:font-size-complex="10pt"/>
    </style:style>
    <style:style style:name="P10" style:family="paragraph" style:parent-style-name="Standard" style:list-style-name="List_20_1">
      <style:text-properties style:font-name="Liberation Serif" fo:font-size="10pt" officeooo:rsid="001bf46a" officeooo:paragraph-rsid="001bf46a" style:font-size-asian="10pt" style:font-size-complex="10pt"/>
    </style:style>
    <style:style style:name="P11" style:family="paragraph" style:parent-style-name="Standard" style:list-style-name="L14">
      <style:text-properties style:font-name="Liberation Serif" fo:font-size="10pt" officeooo:rsid="001d9c3d" officeooo:paragraph-rsid="001d9c3d" style:font-size-asian="10pt" style:font-size-complex="10pt"/>
    </style:style>
    <style:style style:name="P12" style:family="paragraph" style:parent-style-name="Standard" style:list-style-name="L14">
      <style:text-properties officeooo:paragraph-rsid="001d9c3d"/>
    </style:style>
    <style:style style:name="P13" style:family="paragraph" style:parent-style-name="Standard" style:list-style-name="L17">
      <style:text-properties fo:font-variant="normal" fo:text-transform="none" fo:color="#000000" loext:opacity="100%" style:font-name="Arial Black" fo:font-size="6pt" fo:letter-spacing="normal" fo:font-style="normal" fo:font-weight="normal" officeooo:rsid="0016f738" officeooo:paragraph-rsid="0016f738" style:font-size-asian="6pt" style:font-size-complex="6pt"/>
    </style:style>
    <style:style style:name="P14" style:family="paragraph" style:parent-style-name="Standard">
      <style:text-properties fo:font-variant="normal" fo:text-transform="none" fo:color="#000000" loext:opacity="100%" style:font-name="Arial Black" fo:font-size="6pt" fo:letter-spacing="normal" fo:font-style="normal" fo:font-weight="normal" officeooo:rsid="0016f738" officeooo:paragraph-rsid="0016f738" style:font-size-asian="6pt" style:font-size-complex="6pt"/>
    </style:style>
    <style:style style:name="P15" style:family="paragraph" style:parent-style-name="Standard" style:list-style-name="L17">
      <style:text-properties fo:font-variant="normal" fo:text-transform="none" fo:color="#000000" loext:opacity="100%" style:font-name="Arial Black" fo:font-size="6pt" fo:letter-spacing="normal" fo:font-style="normal" fo:font-weight="normal" officeooo:rsid="001a3ba3" officeooo:paragraph-rsid="001a3ba3" style:font-size-asian="6pt" style:font-size-complex="6pt"/>
    </style:style>
    <style:style style:name="P16" style:family="paragraph" style:parent-style-name="Standard" style:list-style-name="L17">
      <style:text-properties fo:font-variant="normal" fo:text-transform="none" fo:color="#000000" loext:opacity="100%" style:font-name="Arial Black" fo:font-size="6pt" fo:letter-spacing="normal" fo:font-style="normal" fo:font-weight="normal" officeooo:rsid="001a3ba3" officeooo:paragraph-rsid="00200472" style:font-size-asian="6pt" style:font-size-complex="6pt"/>
    </style:style>
    <style:style style:name="P17" style:family="paragraph" style:parent-style-name="Standard">
      <style:text-properties fo:font-variant="normal" fo:text-transform="none" fo:color="#000000" loext:opacity="100%" style:font-name="Arial Black" fo:font-size="6pt" fo:letter-spacing="normal" fo:font-style="normal" fo:font-weight="normal" officeooo:rsid="001a3ba3" officeooo:paragraph-rsid="00200472" style:font-size-asian="6pt" style:font-size-complex="6pt"/>
    </style:style>
    <style:style style:name="P18" style:family="paragraph" style:parent-style-name="Standard">
      <style:text-properties fo:font-variant="normal" fo:text-transform="none" fo:color="#000000" loext:opacity="100%" style:font-name="Arial Black" fo:font-size="6pt" fo:letter-spacing="normal" fo:font-style="normal" fo:font-weight="normal" officeooo:rsid="00200472" officeooo:paragraph-rsid="00200472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2pt" style:font-size-asian="2pt" style:font-size-complex="2pt"/>
    </style:style>
    <style:style style:name="P20" style:family="paragraph" style:parent-style-name="Standard">
      <style:text-properties style:font-name="Arial Black" fo:font-size="6pt" officeooo:rsid="00096806" officeooo:paragraph-rsid="00096806" style:font-size-asian="6pt" style:font-size-complex="6pt"/>
    </style:style>
    <style:style style:name="P21" style:family="paragraph" style:parent-style-name="Standard" style:list-style-name="List_20_1">
      <style:text-properties style:font-name="Arial Black" fo:font-size="6pt" officeooo:rsid="00096806" officeooo:paragraph-rsid="00096806" style:font-size-asian="6pt" style:font-size-complex="6pt"/>
    </style:style>
    <style:style style:name="P22" style:family="paragraph" style:parent-style-name="Standard">
      <style:text-properties style:font-name="Arial Black" fo:font-size="6pt" officeooo:rsid="00096806" officeooo:paragraph-rsid="0013d741" style:font-size-asian="6pt" style:font-size-complex="6pt"/>
    </style:style>
    <style:style style:name="P23" style:family="paragraph" style:parent-style-name="Standard" style:list-style-name="List_20_1">
      <style:text-properties style:font-name="Arial Black" fo:font-size="6pt" officeooo:rsid="000ad5ed" officeooo:paragraph-rsid="00096806" style:font-size-asian="6pt" style:font-size-complex="6pt"/>
    </style:style>
    <style:style style:name="P24" style:family="paragraph" style:parent-style-name="Standard" style:list-style-name="List_20_1">
      <style:text-properties style:font-name="Arial Black" fo:font-size="6pt" officeooo:rsid="000c900a" officeooo:paragraph-rsid="00096806" style:font-size-asian="6pt" style:font-size-complex="6pt"/>
    </style:style>
    <style:style style:name="P25" style:family="paragraph" style:parent-style-name="Standard" style:list-style-name="List_20_1">
      <style:text-properties style:font-name="Arial Black" fo:font-size="6pt" officeooo:rsid="000e8fa3" officeooo:paragraph-rsid="000e8fa3" style:font-size-asian="6pt" style:font-size-complex="6pt"/>
    </style:style>
    <style:style style:name="P26" style:family="paragraph" style:parent-style-name="Standard" style:list-style-name="List_20_1">
      <style:text-properties style:font-name="Arial Black" fo:font-size="6pt" officeooo:rsid="000fc770" officeooo:paragraph-rsid="000fc770" style:font-size-asian="6pt" style:font-size-complex="6pt"/>
    </style:style>
    <style:style style:name="P27" style:family="paragraph" style:parent-style-name="Standard" style:list-style-name="List_20_1">
      <style:text-properties style:font-name="Arial Black" fo:font-size="6pt" officeooo:rsid="00109f85" officeooo:paragraph-rsid="00109f85" style:font-size-asian="6pt" style:font-size-complex="6pt"/>
    </style:style>
    <style:style style:name="P28" style:family="paragraph" style:parent-style-name="Standard" style:list-style-name="List_20_1">
      <style:text-properties style:font-name="Arial Black" fo:font-size="6pt" officeooo:rsid="0010dcc5" officeooo:paragraph-rsid="0010dcc5" style:font-size-asian="6pt" style:font-size-complex="6pt"/>
    </style:style>
    <style:style style:name="P29" style:family="paragraph" style:parent-style-name="Standard">
      <style:text-properties style:font-name="Arial Black" fo:font-size="6pt" officeooo:paragraph-rsid="0010dcc5" style:font-size-asian="6pt" style:font-size-complex="6pt"/>
    </style:style>
    <style:style style:name="P30" style:family="paragraph" style:parent-style-name="Standard" style:list-style-name="L14">
      <style:text-properties style:font-name="Arial Black" fo:font-size="6pt" officeooo:rsid="0013d741" officeooo:paragraph-rsid="0013d741" style:font-size-asian="6pt" style:font-size-complex="6pt"/>
    </style:style>
    <style:style style:name="P31" style:family="paragraph" style:parent-style-name="Standard">
      <style:text-properties style:font-name="Arial Black" fo:font-size="6pt" officeooo:rsid="0013d741" officeooo:paragraph-rsid="0013d741" style:font-size-asian="6pt" style:font-size-complex="6pt"/>
    </style:style>
    <style:style style:name="P32" style:family="paragraph" style:parent-style-name="Standard" style:list-style-name="L14">
      <style:text-properties style:font-name="Arial Black" fo:font-size="6pt" officeooo:rsid="0014b72b" officeooo:paragraph-rsid="0014b72b" style:font-size-asian="6pt" style:font-size-complex="6pt"/>
    </style:style>
    <style:style style:name="P33" style:family="paragraph" style:parent-style-name="Standard">
      <style:text-properties style:font-name="Arial Black" fo:font-size="6pt" officeooo:rsid="0014b72b" officeooo:paragraph-rsid="0014b72b" style:font-size-asian="6pt" style:font-size-complex="6pt"/>
    </style:style>
    <style:style style:name="P34" style:family="paragraph" style:parent-style-name="Standard" style:list-style-name="L15">
      <style:text-properties style:font-name="Arial Black" fo:font-size="6pt" officeooo:rsid="0014b72b" officeooo:paragraph-rsid="0014b72b" style:font-size-asian="6pt" style:font-size-complex="6pt"/>
    </style:style>
    <style:style style:name="P35" style:family="paragraph" style:parent-style-name="Standard" style:list-style-name="L14">
      <style:text-properties style:font-name="Arial Black" fo:font-size="6pt" officeooo:rsid="001d9c3d" officeooo:paragraph-rsid="001faf60" style:font-size-asian="6pt" style:font-size-complex="6pt"/>
    </style:style>
    <style:style style:name="P36" style:family="paragraph" style:parent-style-name="Standard" style:list-style-name="L15">
      <style:text-properties style:font-name="Arial Black" fo:font-size="6pt" officeooo:rsid="00150070" officeooo:paragraph-rsid="00150070" style:font-size-asian="6pt" style:font-size-complex="6pt"/>
    </style:style>
    <style:style style:name="P37" style:family="paragraph" style:parent-style-name="Standard">
      <style:text-properties style:font-name="Arial Black" fo:font-size="6pt" officeooo:rsid="00150070" officeooo:paragraph-rsid="001faf60" style:font-size-asian="6pt" style:font-size-complex="6pt"/>
    </style:style>
    <style:style style:name="P38" style:family="paragraph" style:parent-style-name="Standard">
      <style:text-properties style:font-name="Arial Black" fo:font-size="6pt" officeooo:rsid="00150070" officeooo:paragraph-rsid="0016f738" style:font-size-asian="6pt" style:font-size-complex="6pt"/>
    </style:style>
    <style:style style:name="P39" style:family="paragraph" style:parent-style-name="Standard" style:list-style-name="L15">
      <style:text-properties style:font-name="Arial Black" fo:font-size="6pt" officeooo:rsid="001faf60" officeooo:paragraph-rsid="001faf60" style:font-size-asian="6pt" style:font-size-complex="6pt"/>
    </style:style>
    <style:style style:name="P40" style:family="paragraph" style:parent-style-name="Standard">
      <style:text-properties style:font-name="Arial Black" fo:font-size="6pt" officeooo:rsid="001faf60" officeooo:paragraph-rsid="001faf60" style:font-size-asian="6pt" style:font-size-complex="6pt"/>
    </style:style>
    <style:style style:name="P41" style:family="paragraph" style:parent-style-name="Standard">
      <style:text-properties style:font-name="Arial Black" fo:font-size="6pt" officeooo:rsid="00156a17" officeooo:paragraph-rsid="00156a17" style:font-size-asian="6pt" style:font-size-complex="6pt"/>
    </style:style>
    <style:style style:name="P42" style:family="paragraph" style:parent-style-name="Standard" style:list-style-name="L16">
      <style:text-properties style:font-name="Arial Black" fo:font-size="6pt" officeooo:rsid="00156a17" officeooo:paragraph-rsid="00156a17" style:font-size-asian="6pt" style:font-size-complex="6pt"/>
    </style:style>
    <style:style style:name="P43" style:family="paragraph" style:parent-style-name="Standard">
      <style:text-properties style:font-name="Arial Black" fo:font-size="6pt" officeooo:rsid="00211389" officeooo:paragraph-rsid="00211389" style:font-size-asian="6pt" style:font-size-complex="6pt"/>
    </style:style>
    <style:style style:name="P44" style:family="paragraph" style:parent-style-name="Standard" style:list-style-name="L16">
      <style:text-properties style:font-name="Arial Black" fo:font-size="6pt" officeooo:rsid="00168bf2" officeooo:paragraph-rsid="00168bf2" style:font-size-asian="6pt" style:font-size-complex="6pt"/>
    </style:style>
    <style:style style:name="P45" style:family="paragraph" style:parent-style-name="Standard">
      <style:text-properties style:font-name="Arial Black" fo:font-size="6pt" officeooo:rsid="00168bf2" officeooo:paragraph-rsid="00168bf2" style:font-size-asian="6pt" style:font-size-complex="6pt"/>
    </style:style>
    <style:style style:name="P46" style:family="paragraph" style:parent-style-name="Standard">
      <style:text-properties style:font-name="Arial Black" fo:font-size="6pt" officeooo:rsid="0016f738" officeooo:paragraph-rsid="0016f738" style:font-size-asian="6pt" style:font-size-complex="6pt"/>
    </style:style>
    <style:style style:name="P47" style:family="paragraph" style:parent-style-name="Standard" style:list-style-name="L17">
      <style:text-properties style:font-name="Arial Black" fo:font-size="6pt" officeooo:rsid="0016f738" officeooo:paragraph-rsid="0016f738" style:font-size-asian="6pt" style:font-size-complex="6pt"/>
    </style:style>
    <style:style style:name="P48" style:family="paragraph" style:parent-style-name="Standard">
      <style:text-properties style:font-name="Arial Black" fo:font-size="6pt" officeooo:paragraph-rsid="001faf60" style:font-size-asian="6pt" style:font-size-complex="6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50" style:family="paragraph" style:parent-style-name="Table_20_Contents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51" style:family="paragraph" style:parent-style-name="Table_20_Contents">
      <style:text-properties fo:font-size="2pt" style:font-size-asian="2pt" style:font-size-complex="2pt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53" style:family="paragraph" style:parent-style-name="Table_20_Contents" style:list-style-name="L18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</style:style>
    <style:style style:name="P54" style:family="paragraph" style:parent-style-name="Table_20_Contents" style:list-style-name="L18">
      <style:paragraph-properties fo:margin-left="0cm" fo:margin-right="0cm" fo:margin-top="0cm" fo:margin-bottom="0.212cm" style:contextual-spacing="false" style:line-height-at-least="0.423cm" fo:text-indent="0cm" style:auto-text-indent="false" fo:padding="0cm" fo:border="none"/>
    </style:style>
    <style:style style:name="P55" style:family="paragraph" style:parent-style-name="Table_20_Contents" style:list-style-name="L21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</style:style>
    <style:style style:name="P56" style:family="paragraph" style:parent-style-name="Table_20_Contents" style:list-style-name="L22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</style:style>
    <style:style style:name="P57" style:family="paragraph" style:parent-style-name="Table_20_Contents" style:list-style-name="L22">
      <style:paragraph-properties fo:margin-left="0cm" fo:margin-right="0cm" fo:margin-top="0cm" fo:margin-bottom="0.212cm" style:contextual-spacing="false" style:line-height-at-least="0.423cm" fo:text-indent="0cm" style:auto-text-indent="false" fo:padding="0cm" fo:border="none"/>
    </style:style>
    <style:style style:name="P58" style:family="paragraph" style:parent-style-name="Table_20_Contents" style:list-style-name="L23">
      <style:paragraph-properties fo:margin-left="0cm" fo:margin-right="0cm" fo:margin-top="0cm" fo:margin-bottom="0cm" style:contextual-spacing="false" style:line-height-at-least="0.423cm" fo:text-indent="0cm" style:auto-text-indent="false" fo:padding="0cm" fo:border="none"/>
    </style:style>
    <style:style style:name="P59" style:family="paragraph" style:parent-style-name="Table_20_Contents" style:list-style-name="L23">
      <style:paragraph-properties fo:margin-left="0cm" fo:margin-right="0cm" fo:margin-top="0cm" fo:margin-bottom="0.212cm" style:contextual-spacing="false" style:line-height-at-least="0.423cm" fo:text-indent="0cm" style:auto-text-indent="false" fo:padding="0cm" fo:border="none"/>
    </style:style>
    <style:style style:name="P60" style:family="paragraph" style:parent-style-name="Table_20_Contents" style:list-style-name="L19">
      <style:paragraph-properties fo:margin-left="0cm" fo:margin-right="0cm" fo:margin-top="0cm" fo:margin-bottom="0cm" style:contextual-spacing="false" style:line-height-at-least="0.275cm" fo:text-align="start" style:justify-single-word="false" fo:text-indent="0cm" style:auto-text-indent="false" fo:padding="0cm" fo:border="none" style:writing-mode="lr-tb"/>
    </style:style>
    <style:style style:name="P61" style:family="paragraph" style:parent-style-name="Table_20_Contents" style:list-style-name="L20">
      <style:paragraph-properties fo:margin-left="0cm" fo:margin-right="0cm" fo:margin-top="0cm" fo:margin-bottom="0cm" style:contextual-spacing="false" style:line-height-at-least="0.275cm" fo:text-align="start" style:justify-single-word="false" fo:text-indent="0cm" style:auto-text-indent="false" fo:padding="0cm" fo:border="none" style:writing-mode="lr-tb"/>
    </style:style>
    <style:style style:name="P62" style:family="paragraph" style:parent-style-name="Table_20_Contents" style:list-style-name="L5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loext:opacity="100%" style:font-name="verdana" fo:font-size="6pt" fo:letter-spacing="normal" fo:font-style="normal" fo:font-weight="normal" style:font-size-asian="6pt" style:font-size-complex="6pt"/>
    </style:style>
    <style:style style:name="P63" style:family="paragraph" style:parent-style-name="Table_20_Contents" style:list-style-name="L5">
      <style:paragraph-properties fo:margin-left="0cm" fo:margin-right="0cm" fo:margin-top="0cm" fo:margin-bottom="0.212cm" style:contextual-spacing="false" style:line-height-at-least="0.423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loext:opacity="100%" style:font-name="verdana" fo:font-size="6pt" fo:letter-spacing="normal" fo:font-style="normal" fo:font-weight="normal" style:font-size-asian="6pt" style:font-size-complex="6pt"/>
    </style:style>
    <style:style style:name="P64" style:family="paragraph" style:parent-style-name="Table_20_Contents" style:list-style-name="L6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loext:opacity="100%" style:font-name="verdana" fo:font-size="6pt" fo:letter-spacing="normal" fo:font-style="normal" fo:font-weight="normal" style:font-size-asian="6pt" style:font-size-complex="6pt"/>
    </style:style>
    <style:style style:name="P65" style:family="paragraph" style:parent-style-name="Table_20_Contents" style:list-style-name="L6">
      <style:paragraph-properties fo:margin-left="0cm" fo:margin-right="0cm" fo:margin-top="0cm" fo:margin-bottom="0.212cm" style:contextual-spacing="false" style:line-height-at-least="0.423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loext:opacity="100%" style:font-name="verdana" fo:font-size="6pt" fo:letter-spacing="normal" fo:font-style="normal" fo:font-weight="normal" style:font-size-asian="6pt" style:font-size-complex="6pt"/>
    </style:style>
    <style:style style:name="P66" style:family="paragraph" style:parent-style-name="Table_20_Contents" style:list-style-name="L4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loext:opacity="100%" style:font-name="verdana" fo:font-size="6pt" fo:letter-spacing="normal" fo:font-style="normal" fo:font-weight="normal" style:font-size-asian="6pt" style:font-size-complex="6pt"/>
    </style:style>
    <style:style style:name="P67" style:family="paragraph" style:parent-style-name="Table_20_Contents" style:list-style-name="L1">
      <style:paragraph-properties fo:margin-left="0cm" fo:margin-right="0cm" fo:margin-top="0cm" fo:margin-bottom="0cm" style:contextual-spacing="false" style:line-height-at-least="0.423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loext:opacity="100%" style:font-name="verdana" fo:font-size="6pt" fo:letter-spacing="normal" fo:font-style="normal" fo:font-weight="normal" style:font-size-asian="6pt" style:font-size-complex="6pt"/>
    </style:style>
    <style:style style:name="P68" style:family="paragraph" style:parent-style-name="Table_20_Contents" style:list-style-name="L1">
      <style:paragraph-properties fo:margin-left="0cm" fo:margin-right="0cm" fo:margin-top="0cm" fo:margin-bottom="0.212cm" style:contextual-spacing="false" style:line-height-at-least="0.423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loext:opacity="100%" style:font-name="verdana" fo:font-size="6pt" fo:letter-spacing="normal" fo:font-style="normal" fo:font-weight="normal" style:font-size-asian="6pt" style:font-size-complex="6pt"/>
    </style:style>
    <style:style style:name="P69" style:family="paragraph" style:parent-style-name="Table_20_Contents" style:list-style-name="L13">
      <style:paragraph-properties fo:margin-left="0cm" fo:margin-right="0cm" fo:margin-top="0cm" fo:margin-bottom="0cm" style:contextual-spacing="false" style:line-height-at-least="0.275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loext:opacity="100%" style:font-name="verdana" fo:font-size="6pt" fo:letter-spacing="normal" fo:font-style="normal" fo:font-weight="normal" style:font-size-asian="6pt" style:font-size-complex="6pt"/>
    </style:style>
    <style:style style:name="P70" style:family="paragraph" style:parent-style-name="Table_20_Contents" style:list-style-name="L13">
      <style:paragraph-properties fo:margin-left="0cm" fo:margin-right="0cm" fo:margin-top="0cm" fo:margin-bottom="0cm" style:contextual-spacing="false" style:line-height-at-least="0.275cm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000000" loext:opacity="100%" fo:font-size="6pt" fo:letter-spacing="normal" style:font-size-asian="6pt" style:font-size-complex="6pt"/>
    </style:style>
    <style:style style:name="P71" style:family="paragraph" style:parent-style-name="Table_20_Contents" style:list-style-name="L12">
      <style:paragraph-properties fo:margin-left="0cm" fo:margin-right="0cm" fo:margin-top="0cm" fo:margin-bottom="0cm" style:contextual-spacing="false" style:line-height-at-least="0.275cm" fo:text-align="start" style:justify-single-word="false" fo:text-indent="0cm" style:auto-text-indent="false" fo:padding="0cm" fo:border="none" style:writing-mode="lr-tb"/>
      <style:text-properties fo:font-variant="normal" fo:text-transform="none" fo:font-size="6pt" fo:letter-spacing="normal" fo:font-style="normal" fo:font-weight="normal" style:font-size-asian="6pt" style:font-size-complex="6pt"/>
    </style:style>
    <style:style style:name="P72" style:family="paragraph" style:parent-style-name="Table_20_Contents">
      <style:paragraph-properties fo:margin-left="0cm" fo:margin-right="0cm" fo:margin-top="0cm" fo:margin-bottom="0cm" style:contextual-spacing="false" style:line-height-at-least="0.275cm" fo:text-align="start" style:justify-single-word="false" fo:text-indent="0cm" style:auto-text-indent="false" fo:padding="0cm" fo:border="none" style:writing-mode="lr-tb"/>
      <style:text-properties fo:font-variant="normal" fo:text-transform="none" fo:font-size="6pt" fo:letter-spacing="normal" fo:font-style="normal" fo:font-weight="normal" style:font-size-asian="6pt" style:font-size-complex="6pt"/>
    </style:style>
    <style:style style:name="P73" style:family="paragraph" style:parent-style-name="Table_20_Contents">
      <style:paragraph-properties fo:margin-left="0cm" fo:margin-right="0cm" fo:text-indent="0cm" style:auto-text-indent="false"/>
      <style:text-properties fo:font-size="6pt" style:font-size-asian="6pt" style:font-size-complex="6pt"/>
    </style:style>
    <style:style style:name="P7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6pt" style:font-size-asian="6pt" style:font-size-complex="6pt"/>
    </style:style>
    <style:style style:name="P75" style:family="paragraph" style:parent-style-name="Table_20_Contents">
      <style:paragraph-properties fo:margin-left="0cm" fo:margin-right="0cm" fo:margin-top="0cm" fo:margin-bottom="0cm" style:contextual-spacing="false" style:line-height-at-least="0.275cm" fo:text-align="start" style:justify-single-word="false" fo:text-indent="0cm" style:auto-text-indent="false" fo:padding="0cm" fo:border="none" style:writing-mode="lr-tb"/>
      <style:text-properties fo:font-size="6pt" style:font-size-asian="6pt" style:font-size-complex="6pt"/>
    </style:style>
    <style:style style:name="P76" style:family="paragraph" style:parent-style-name="Table_20_Contents" style:list-style-name="L8">
      <style:paragraph-properties fo:margin-left="0cm" fo:margin-right="0cm" fo:margin-top="0cm" fo:margin-bottom="0cm" style:contextual-spacing="false" style:line-height-at-least="0.275cm" fo:text-align="start" style:justify-single-word="false" fo:text-indent="0cm" style:auto-text-indent="false" fo:padding="0cm" fo:border="none" style:writing-mode="lr-tb"/>
      <style:text-properties fo:font-size="6pt" style:font-size-asian="6pt" style:font-size-complex="6pt"/>
    </style:style>
    <style:style style:name="P77" style:family="paragraph" style:parent-style-name="Table_20_Contents" style:list-style-name="L7">
      <style:paragraph-properties fo:margin-left="0cm" fo:margin-right="0cm" fo:margin-top="0cm" fo:margin-bottom="0cm" style:contextual-spacing="false" style:line-height-at-least="0.275cm" fo:text-align="start" style:justify-single-word="false" fo:text-indent="0cm" style:auto-text-indent="false" fo:padding="0cm" fo:border="none" style:writing-mode="lr-tb"/>
      <style:text-properties fo:font-size="6pt" style:font-size-asian="6pt" style:font-size-complex="6pt"/>
    </style:style>
    <style:style style:name="P78" style:family="paragraph" style:parent-style-name="Table_20_Contents" style:list-style-name="L9">
      <style:paragraph-properties fo:margin-left="0cm" fo:margin-right="0cm" fo:margin-top="0cm" fo:margin-bottom="0cm" style:contextual-spacing="false" style:line-height-at-least="0.275cm" fo:text-align="start" style:justify-single-word="false" fo:text-indent="0cm" style:auto-text-indent="false" fo:padding="0cm" fo:border="none" style:writing-mode="lr-tb"/>
      <style:text-properties fo:font-size="6pt" style:font-size-asian="6pt" style:font-size-complex="6pt"/>
    </style:style>
    <style:style style:name="P79" style:family="paragraph" style:parent-style-name="Table_20_Contents" style:list-style-name="L10">
      <style:paragraph-properties fo:margin-left="0cm" fo:margin-right="0cm" fo:margin-top="0cm" fo:margin-bottom="0cm" style:contextual-spacing="false" style:line-height-at-least="0.275cm" fo:text-align="start" style:justify-single-word="false" fo:text-indent="0cm" style:auto-text-indent="false" fo:padding="0cm" fo:border="none" style:writing-mode="lr-tb"/>
      <style:text-properties fo:font-size="6pt" style:font-size-asian="6pt" style:font-size-complex="6pt"/>
    </style:style>
    <style:style style:name="P80" style:family="paragraph" style:parent-style-name="Table_20_Contents" style:list-style-name="L11">
      <style:paragraph-properties fo:margin-left="0cm" fo:margin-right="0cm" fo:margin-top="0cm" fo:margin-bottom="0cm" style:contextual-spacing="false" style:line-height-at-least="0.275cm" fo:text-align="start" style:justify-single-word="false" fo:text-indent="0cm" style:auto-text-indent="false" fo:padding="0cm" fo:border="none" style:writing-mode="lr-tb"/>
      <style:text-properties fo:font-size="6pt" style:font-size-asian="6pt" style:font-size-complex="6pt"/>
    </style:style>
    <style:style style:name="P81" style:family="paragraph" style:parent-style-name="Table_20_Contents" style:list-style-name="L12">
      <style:paragraph-properties fo:margin-left="0cm" fo:margin-right="0cm" fo:margin-top="0cm" fo:margin-bottom="0cm" style:contextual-spacing="false" style:line-height-at-least="0.275cm" fo:text-align="start" style:justify-single-word="false" fo:text-indent="0cm" style:auto-text-indent="false" fo:padding="0cm" fo:border="none" style:writing-mode="lr-tb"/>
      <style:text-properties fo:font-size="6pt" style:font-size-asian="6pt" style:font-size-complex="6pt"/>
    </style:style>
    <style:style style:name="P82" style:family="paragraph" style:parent-style-name="Table_20_Contents" style:list-style-name="L2">
      <style:paragraph-properties fo:margin-left="0cm" fo:margin-right="0cm" fo:margin-top="0cm" fo:margin-bottom="0cm" style:contextual-spacing="false" style:line-height-at-least="0.275cm" fo:text-align="start" style:justify-single-word="false" fo:text-indent="0cm" style:auto-text-indent="false" fo:padding="0cm" fo:border="none" style:writing-mode="lr-tb"/>
      <style:text-properties fo:font-size="6pt" style:font-size-asian="6pt" style:font-size-complex="6pt"/>
    </style:style>
    <style:style style:name="P83" style:family="paragraph" style:parent-style-name="Table_20_Contents" style:list-style-name="L3">
      <style:paragraph-properties fo:margin-left="0cm" fo:margin-right="0cm" fo:margin-top="0cm" fo:margin-bottom="0cm" style:contextual-spacing="false" style:line-height-at-least="0.275cm" fo:text-align="start" style:justify-single-word="false" fo:text-indent="0cm" style:auto-text-indent="false" fo:padding="0cm" fo:border="none" style:writing-mode="lr-tb"/>
      <style:text-properties fo:font-size="6pt" style:font-size-asian="6pt" style:font-size-complex="6pt"/>
    </style:style>
    <style:style style:name="P84" style:family="paragraph" style:parent-style-name="Text_20_body">
      <style:text-properties fo:font-variant="normal" fo:text-transform="none" fo:color="#000000" loext:opacity="100%" style:font-name="Arial Black" fo:font-size="6pt" fo:letter-spacing="normal" officeooo:rsid="0016f738" officeooo:paragraph-rsid="0016f738" style:font-size-asian="6pt" style:font-size-complex="6pt"/>
    </style:style>
    <style:style style:name="P85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 Black" fo:font-size="6pt" fo:letter-spacing="normal" style:font-size-asian="6pt" style:font-size-complex="6pt"/>
    </style:style>
    <style:style style:name="P86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Arial Black" fo:font-size="6pt" fo:letter-spacing="normal" style:font-size-asian="6pt" style:font-size-complex="6pt"/>
    </style:style>
    <style:style style:name="P87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 fo:padding="0cm" fo:border="none"/>
      <style:text-properties style:font-name="Arial Black" fo:font-size="6pt" style:font-size-asian="6pt" style:font-size-complex="6pt"/>
    </style:style>
    <style:style style:name="P88" style:family="paragraph" style:parent-style-name="Text_20_body">
      <style:text-properties style:font-name="Arial Black" fo:font-size="6pt" style:font-size-asian="6pt" style:font-size-complex="6pt"/>
    </style:style>
    <style:style style:name="T1" style:family="text">
      <style:text-properties officeooo:rsid="000e8fa3"/>
    </style:style>
    <style:style style:name="T2" style:family="text">
      <style:text-properties officeooo:rsid="000fc770"/>
    </style:style>
    <style:style style:name="T3" style:family="text">
      <style:text-properties officeooo:rsid="0010dcc5"/>
    </style:style>
    <style:style style:name="T4" style:family="text">
      <style:text-properties fo:text-transform="uppercase" fo:color="#abd430" loext:opacity="100%" fo:letter-spacing="normal" fo:font-style="normal" fo:font-weight="bold" loext:padding="0cm" loext:border="none"/>
    </style:style>
    <style:style style:name="T5" style:family="text">
      <style:text-properties fo:font-variant="normal" fo:text-transform="none" fo:color="#000000" loext:opacity="100%" style:font-name="verdana" fo:font-size="7.80000019073486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verdana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verdana" fo:font-size="8pt" fo:letter-spacing="normal" fo:font-style="normal" fo:font-weight="normal" style:font-size-asian="8pt" style:font-size-complex="8pt"/>
    </style:style>
    <style:style style:name="T8" style:family="text">
      <style:text-properties fo:font-variant="normal" fo:text-transform="none" fo:color="#000000" loext:opacity="100%" style:font-name="verdana" fo:font-size="6pt" fo:letter-spacing="normal" fo:font-style="normal" fo:font-weight="normal" style:font-size-asian="6pt" style:font-size-complex="6pt"/>
    </style:style>
    <style:style style:name="T9" style:family="text">
      <style:text-properties fo:font-variant="normal" fo:text-transform="none" fo:color="#000000" loext:opacity="100%" fo:letter-spacing="normal" fo:font-style="normal" fo:font-weight="normal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10dcc5" loext:padding="0cm" loext:border="none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13d741" loext:padding="0cm" loext:border="none"/>
    </style:style>
    <style:style style:name="T12" style:family="text">
      <style:text-properties fo:font-variant="normal" fo:text-transform="none" fo:color="#000000" loext:opacity="100%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verdana" fo:font-size="7.80000019073486pt" fo:letter-spacing="normal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verdana" fo:letter-spacing="normal" fo:font-style="normal" style:text-underline-style="none" fo:font-weight="normal" style:text-blinking="false" fo:background-color="#ffffff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verdana" fo:font-size="8pt" fo:letter-spacing="normal" fo:font-style="normal" style:text-underline-style="none" fo:font-weight="normal" style:text-blinking="false" fo:background-color="#ffffff" loext:char-shading-value="0" style:font-size-asian="8pt" style:font-size-complex="8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verdana" fo:font-size="6pt" fo:letter-spacing="normal" fo:font-style="normal" style:text-underline-style="none" fo:font-weight="normal" style:text-blinking="false" fo:background-color="#ffffff" loext:char-shading-value="0" style:font-size-asian="6pt" style:font-size-complex="6pt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fo:font-size="6pt" fo:letter-spacing="normal" fo:font-style="normal" style:text-underline-style="none" fo:font-weight="normal" style:text-blinking="false" fo:background-color="#ffffff" loext:char-shading-value="0" style:font-size-asian="6pt" style:font-size-complex="6pt"/>
    </style:style>
    <style:style style:name="T19" style:family="text">
      <style:text-properties fo:font-variant="normal" fo:text-transform="none" fo:color="#000000" loext:opacity="100%" style:text-line-through-style="none" style:text-line-through-type="none" fo:font-size="6pt" fo:font-style="normal" style:text-underline-style="none" fo:font-weight="bold" style:text-blinking="false" fo:background-color="transparent" loext:char-shading-value="0" style:font-size-asian="6pt" style:font-size-complex="6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 Black" fo:font-size="6pt" fo:letter-spacing="normal" fo:font-style="normal" style:text-underline-style="none" fo:font-weight="normal" style:text-blinking="false" fo:background-color="#ffffff" loext:char-shading-value="0" style:font-size-asian="6pt" style:font-size-complex="6pt"/>
    </style:style>
    <style:style style:name="T21" style:family="text">
      <style:text-properties fo:font-variant="normal" fo:text-transform="none" fo:color="#000000" loext:opacity="100%" fo:font-style="normal" fo:font-weight="bold"/>
    </style:style>
    <style:style style:name="T22" style:family="text">
      <style:text-properties fo:font-variant="normal" fo:text-transform="none" fo:color="#000000" loext:opacity="100%" fo:font-size="8pt" fo:letter-spacing="normal" fo:font-style="normal" fo:font-weight="normal" style:font-size-asian="8pt" style:font-size-complex="8pt"/>
    </style:style>
    <style:style style:name="T23" style:family="text">
      <style:text-properties fo:font-variant="normal" fo:text-transform="none" fo:color="#000000" loext:opacity="100%" fo:font-size="6pt" fo:letter-spacing="normal" fo:font-style="normal" fo:font-weight="normal" style:font-size-asian="6pt" style:font-size-complex="6pt"/>
    </style:style>
    <style:style style:name="T24" style:family="text">
      <style:text-properties fo:font-variant="normal" fo:text-transform="none" fo:color="#000000" loext:opacity="100%" fo:font-size="6pt" fo:font-style="normal" fo:font-weight="bold" style:font-size-asian="6pt" style:font-size-complex="6pt"/>
    </style:style>
    <style:style style:name="T25" style:family="text">
      <style:text-properties fo:font-variant="normal" fo:text-transform="none" fo:color="#000000" loext:opacity="100%" style:font-name="Arial Black" fo:font-size="6pt" fo:letter-spacing="normal" fo:font-style="normal" fo:font-weight="normal" style:font-size-asian="6pt" style:font-size-complex="6pt"/>
    </style:style>
    <style:style style:name="T26" style:family="text">
      <style:text-properties fo:font-variant="normal" fo:text-transform="none" fo:letter-spacing="normal"/>
    </style:style>
    <style:style style:name="T27" style:family="text">
      <style:text-properties style:font-name="Liberation Serif" fo:font-size="10pt" officeooo:rsid="001d9c3d" style:font-size-asian="10pt" style:font-size-complex="10pt"/>
    </style:style>
    <style:style style:name="T28" style:family="text">
      <style:text-properties fo:font-style="normal" fo:font-weight="normal"/>
    </style:style>
    <style:style style:name="T29" style:family="text">
      <style:text-properties fo:color="#000000" loext:opacity="100%" fo:font-style="normal" fo:font-weight="normal" officeooo:rsid="0010dcc5" loext:padding="0cm" loext:border="none"/>
    </style:style>
    <style:style style:name="T30" style:family="text">
      <style:text-properties style:font-name="verdana" fo:font-style="normal" fo:font-weight="normal"/>
    </style:style>
    <style:style style:name="T31" style:family="text">
      <style:text-properties style:font-name="verdana" fo:font-size="7.80000019073486pt" fo:font-style="normal" fo:font-weight="normal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6pt" style:font-size-asian="6pt" style:font-size-complex="6pt"/>
    </style:style>
    <style:style style:name="T34" style:family="text">
      <style:text-properties style:font-name="Arial Black" fo:font-size="6pt" style:font-size-asian="6pt" style:font-size-complex="6pt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0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0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0.55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1.08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0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0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0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0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0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0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1.05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0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0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0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0.55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1.08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0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0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03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0.55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Behaviorismus</text:p>
      <text:p text:style-name="P20"/>
      <text:list text:style-name="List_20_1">
        <text:list-item>
          <text:p text:style-name="P23">Konzentration auf das Lernergebnis ohne Berücksichtigung der inneren Prozesse</text:p>
        </text:list-item>
        <text:list-item>
          <text:p text:style-name="P23">Black-Box-Modell</text:p>
        </text:list-item>
        <text:list-item>
          <text:p text:style-name="P24">Lernen als imitiativer Prozess, sprich ein „korrektes Vorbild“ wird nachgeahmt</text:p>
          <text:p text:style-name="P21"/>
        </text:list-item>
        <text:list-item>
          <text:p text:style-name="P25">folglich:</text:p>
          <text:list>
            <text:list-item>
              <text:list>
                <text:list-item>
                  <text:p text:style-name="P25">Übungen und Wiederholungen im Unterricht einbringen</text:p>
                </text:list-item>
                <text:list-item>
                  <text:p text:style-name="P21"><text:span text:style-name="T1">kleinschrittliche Übungen </text:span><text:span text:style-name="T2">zur Fehlervermeidung</text:span></text:p>
                </text:list-item>
                <text:list-item>
                  <text:p text:style-name="P21">„<text:span text:style-name="T2">Drill-Übungen“ (viele kleine systematische Einheiten, die immer wieder geübt werden)</text:span></text:p>
                </text:list-item>
                <text:list-item>
                  <text:p text:style-name="P26">Auf richtiges Verhalten folgt Lob, auf falsches Verhalten folgt negative Rückmeldung</text:p>
                  <text:p text:style-name="P26"/>
                </text:list-item>
              </text:list>
            </text:list-item>
          </text:list>
        </text:list-item>
        <text:list-item>
          <text:p text:style-name="P27">Theorie wird heute eher kritisch betrachtet</text:p>
          <text:list>
            <text:list-item>
              <text:list>
                <text:list-item>
                  <text:p text:style-name="P27">kognitives Potential der Lernenden vernachlässigt (e.g. kreativer Umgang mit Sprache)</text:p>
                </text:list-item>
                <text:list-item>
                  <text:p text:style-name="P28">aber: wiederholende, festigende Übungen sind dennoch wichtig, da Automatisierung für das Einüben grammatikalischer Strukturen, Wortschatz und Aussprache wichtig ist </text:p>
                </text:list-item>
              </text:list>
            </text:list-item>
          </text:list>
        </text:list-item>
      </text:list>
      <text:p text:style-name="P29"><text:span text:style-name="T3">(</text:span><text:span text:style-name="T4">AUTOMATISIERUNG</text:span></text:p>
      <text:p text:style-name="P87"><text:span text:style-name="T12">Automatisierung ist eine Lehr-/Lernaktivität, die das Ziel hat, neue sprachliche Strukturen zu festigen. Die Lernenden wenden die neuen Strukturen in verschiedenen Sprachhandlungssituationen so lange an, bis sie sie sprechen und schreiben können.</text:span><text:span text:style-name="T10">)</text:span></text:p>
      <text:p text:style-name="P87"/>
      <text:p text:style-name="P22"><text:span text:style-name="T11">Kognitivis</text:span><text:span text:style-name="T10">mus</text:span></text:p>
      <text:p text:style-name="P20"/>
      <text:list text:style-name="L14">
        <text:list-item>
          <text:p text:style-name="P30">Lernende sind aktiver Teil des Lernprozesses</text:p>
        </text:list-item>
        <text:list-item>
          <text:p text:style-name="P32">Theorie: neue Informationen werden mit bereits gelerntem verknüpft und gespeichert</text:p>
        </text:list-item>
        <text:list-item>
          <text:p text:style-name="P32">einsichtiges, bewusstes Lernen ist zentral</text:p>
        </text:list-item>
        <text:list-item>
          <text:p text:style-name="P32">folglich: </text:p>
          <text:list>
            <text:list-item>
              <text:p text:style-name="P32">Vermittlung von Lernstrategien und Förderung von bewusstem Lernen ist wichtig im Unterricht!</text:p>
            </text:list-item>
            <text:list-item>
              <text:p text:style-name="P35">Induktives Vorgehen im Unterricht (Lernende werden aufgefordert, Regelmäßigkeiten zu entdecken)</text:p>
            </text:list-item>
          </text:list>
        </text:list-item>
      </text:list>
      <text:p text:style-name="P33"/>
      <text:p text:style-name="P33"/>
      <text:p text:style-name="P33">Konnektionismus</text:p>
      <text:p text:style-name="P33"/>
      <text:list xml:id="list3290319958" text:style-name="L15">
        <text:list-item>
          <text:p text:style-name="P34">mentale Vorgänge der Lernenden ist zentral</text:p>
        </text:list-item>
        <text:list-item>
          <text:p text:style-name="P34">diese Lerntheorie erklärt wie das Gehirn neue Informationen verarbeitet und speichert</text:p>
        </text:list-item>
        <text:list-item>
          <text:p text:style-name="P34">Verknüpfung von verschiedenen Wissensbeständen miteinander im Gehirn</text:p>
        </text:list-item>
        <text:list-item>
          <text:p text:style-name="P36">Je öfter die Verbindungen im neuronalen Netz aktiviert werden, desto besser sind sie im Gedächtnis verankert</text:p>
        </text:list-item>
        <text:list-item>
          <text:p text:style-name="P36">e.g. Assoziationen → verschiedene Verbindungen im Hirn werden aktiviert</text:p>
        </text:list-item>
        <text:list-item>
          <text:p text:style-name="P39">Lehrer: Vermittler, Helfer, Unterstützer (aber Schüler muss die Verknüpfungen der Lerninhalte durch bewusstes Lernen erreichen)</text:p>
        </text:list-item>
      </text:list>
      <text:p text:style-name="P40"/>
      <text:list xml:id="list163713536629623" text:continue-numbering="true" text:style-name="L15">
        <text:list-item>
          <text:p text:style-name="P36">folglich:</text:p>
          <text:list>
            <text:list-item>
              <text:list>
                <text:list-item>
                  <text:p text:style-name="P36">Wissen und Informationen sollen auf eine Weise vermittelt werden, welche Verknüpfungen aufbaut.</text:p>
                </text:list-item>
                <text:list-item>
                  <text:p text:style-name="P36">e.g. neue Wörter mithilfe von Wortfeldern einführen oder Synonyme, Gegenteile,...</text:p>
                </text:list-item>
              </text:list>
            </text:list-item>
          </text:list>
        </text:list-item>
      </text:list>
      <text:p text:style-name="P31"/>
      <text:p text:style-name="P41">Konstruktivismus</text:p>
      <text:p text:style-name="P41"/>
      <text:p text:style-name="P43">- Theorie:</text:p>
      <text:list xml:id="list18261373" text:style-name="L16">
        <text:list-item>
          <text:p text:style-name="P42">Man kann nur das lernen, was man auf Basis des eigenen Vorwissens versteht</text:p>
        </text:list-item>
        <text:list-item>
          <text:p text:style-name="P42">Lernen = Aufnahme neuer Informationen in bereits vorhandenes Vorwissen</text:p>
        </text:list-item>
        <text:list-item>
          <text:p text:style-name="P42">Lernen = aktive Konstruktion von neuem Wissen</text:p>
        </text:list-item>
        <text:list-item>
          <text:p text:style-name="P42">diese Lerntheorie betont die Individualität von Lernprozessen und Lernergebnissen</text:p>
          <text:p text:style-name="P42"/>
        </text:list-item>
        <text:list-item>
          <text:p text:style-name="P42">Theorie besagt dass das Lernen von außen (zB als Lehrkraft) schwer beeinflussbar ist → Unterricht initiiert das Lernen aber vorhersagbares Lernergebnis kann nicht erzwungen werden; Lernende benötigen Mindestmaß an Interesse/Druck, um sich neues Wissen anzueignen</text:p>
        </text:list-item>
        <text:list-item>
          <text:p text:style-name="P42">Anderes Verständnis der Rolle als Lehrkraft → Förderung der Selbstorganisation der Lernenden → Aufgaben als Lernberater</text:p>
          <text:p text:style-name="P42"/>
        </text:list-item>
        <text:list-item>
          <text:p text:style-name="P44">Lernende erarbeiten sich neues Wissen durch Ausprobieren, Beobachten und Entdecken → eigene Produkte der Lernenden: e.g. Texte, Präsentationen,…)</text:p>
          <text:list>
            <text:list-item>
              <text:list>
                <text:list-header>
                  <text:p text:style-name="P44">→ Projektorientiertes Lernen</text:p>
                </text:list-header>
              </text:list>
            </text:list-item>
          </text:list>
        </text:list-item>
      </text:list>
      <text:p text:style-name="P45"/>
      <text:p text:style-name="P46">Interaktionismus</text:p>
      <text:p text:style-name="P46"/>
      <text:list xml:id="list3214795901" text:style-name="L17">
        <text:list-item>
          <text:p text:style-name="P47">soziale Umwelt ist zentral für das Lernen</text:p>
        </text:list-item>
        <text:list-item>
          <text:p text:style-name="P47">Interaktion = „wechselseitige Beeinflussung von Individuen in ihren Handlungen“</text:p>
          <text:p text:style-name="P47">→ Austausch von Ideen, Problemlösungen,… mit anderen Menschen unter Verwendung der Sprache</text:p>
        </text:list-item>
        <text:list-item>
          <text:p text:style-name="P47">Lernen erfolgt durch sprachlichen Input der Gesprächspartner</text:p>
        </text:list-item>
        <text:list-item>
          <text:p text:style-name="P47">Lernen durch Produktion der Sprache</text:p>
        </text:list-item>
        <text:list-item>
          <text:p text:style-name="P13">Voraussetzung dafür, dass Lernen durch Interaktion stattfindet, ist, dass das soziale Miteinander "echt" und bedeutsam ist und in Situationen stattfindet, die die Beteiligten herausfordern</text:p>
        </text:list-item>
        <text:list-item>
          <text:p text:style-name="P15">folglich: </text:p>
          <text:list>
            <text:list-item>
              <text:list>
                <text:list-item>
                  <text:p text:style-name="P15">Partnerarbeit, Gruppenarbeit, gemeinsames Lernen</text:p>
                </text:list-item>
                <text:list-item>
                  <text:p text:style-name="P15">Kommunikation im Klassenzimmer verläuft aber anders als „in der echten Welt“ </text:p>
                  <text:list>
                    <text:list-item>
                      <text:p text:style-name="P15">→ Integration von natürlichen fremdsprachlichen Kommunikationsformen in den Unterricht (Projekte, E-Mail-Kontakte)</text:p>
                    </text:list-item>
                    <text:list-item>
                      <text:p text:style-name="P15">Rollenspiele (üben authentischer Kommunikationssituationen)</text:p>
                    </text:list-item>
                  </text:list>
                </text:list-item>
                <text:list-item>
                  <text:p text:style-name="P16">Hinweis auf Regelmäßigkeit von grammatischen Strukturen (sodass Lernende sprachliche Strukturen besser begreifen)</text:p>
                </text:list-item>
              </text:list>
            </text:list-item>
          </text:list>
        </text:list-item>
      </text:list>
      <text:p text:style-name="P17"/>
      <text:p text:style-name="P18">Lehrer: Leiter, Guide, Förderer von Interaktion</text:p>
      <text:list xml:id="list163714834155797" text:continue-numbering="true" text:style-name="L17">
        <text:list-item>
          <text:list>
            <text:list-item>
              <text:list>
                <text:list-item>
                  <text:p text:style-name="P15"/>
                </text:list-item>
              </text:list>
            </text:list-item>
          </text:list>
        </text:list-item>
      </text:list>
      <text:p text:style-name="P46"/>
      <text:p text:style-name="P14">---------------------------------------------------------------------------------------------------------------------------------------</text:p>
      <text:p text:style-name="P9"><text:span text:style-name="T25">Kognitive Lerntheorien (</text:span><text:a xlink:type="simple" xlink:href="https://lernen.goethe.de/moodle/mod/glossary/showentry.php?eid=1861821&amp;displayformat=dictionary" text:style-name="Internet_20_link" text:visited-style-name="Visited_20_Internet_20_Link"><text:span text:style-name="T20">Kognitivismus</text:span></text:a><text:span text:style-name="T25">, </text:span><text:a xlink:type="simple" xlink:href="https://lernen.goethe.de/moodle/mod/glossary/showentry.php?eid=1861824&amp;displayformat=dictionary" text:style-name="Internet_20_link" text:visited-style-name="Visited_20_Internet_20_Link"><text:span text:style-name="T34">Konnektionismus</text:span></text:a><text:span text:style-name="T20">, </text:span><text:a xlink:type="simple" xlink:href="https://lernen.goethe.de/moodle/mod/glossary/showentry.php?eid=1861827&amp;displayformat=dictionary" text:style-name="Internet_20_link" text:visited-style-name="Visited_20_Internet_20_Link"><text:span text:style-name="T34">Konstruktivismus</text:span></text:a><text:span text:style-name="T25">) werden heute in der Fachdiskussion insgesamt am stärksten gewichtet </text:span></text:p>
      <text:p text:style-name="P46"><text:span text:style-name="T9"/></text:p>
      <text:p text:style-name="P38"><text:span text:style-name="T10"/></text:p>
      <text:p text:style-name="P37"><text:soft-page-break/><text:span text:style-name="T10"/></text:p>
      <text:p text:style-name="P48"><text:bookmark text:name="yui_3_17_2_4_1685972961855_26499"/><text:span text:style-name="T10"/></text:p>
      <text:p text:style-name="P86"><draw:frame draw:style-name="fr1" draw:name="Rahmen3" text:anchor-type="paragraph" svg:width="17cm" draw:z-index="0"><draw:text-box fo:min-height="0cm"><table:table table:name="Tabelle7" table:style-name="Tabelle7"><table:table-column table:style-name="Tabelle7.A"/><table:table-column table:style-name="Tabelle7.B"/><table:table-column table:style-name="Tabelle7.C"/><table:table-column table:style-name="Tabelle7.D"/><table:table-row><table:table-cell table:style-name="Tabelle7.A1" office:value-type="string"><text:p text:style-name="P49"><text:bookmark text:name="yui_3_17_2_4_1685972961855_26501"/><text:bookmark text:name="yui_3_17_2_4_1685972961855_26502"/><text:bookmark text:name="yui_3_17_2_4_1685972961855_26503"/><text:span text:style-name="Strong_20_Emphasis"><text:span text:style-name="T24">Lerntheorie</text:span></text:span><text:bookmark text:name="yui_3_17_2_4_1685972961855_26504"/></text:p></table:table-cell><table:table-cell table:style-name="Tabelle7.A1" office:value-type="string"><text:p text:style-name="P49"><text:bookmark text:name="yui_3_17_2_4_1685972961855_26505"/><text:bookmark text:name="yui_3_17_2_4_1685972961855_26506"/><text:span text:style-name="Strong_20_Emphasis"><text:span text:style-name="T24">Vorstellung von Lernen</text:span></text:span><text:bookmark text:name="yui_3_17_2_4_1685972961855_26507"/></text:p></table:table-cell><table:table-cell table:style-name="Tabelle7.A1" office:value-type="string"><text:p text:style-name="P49"><text:bookmark text:name="yui_3_17_2_4_1685972961855_26508"/><text:bookmark text:name="yui_3_17_2_4_1685972961855_26509"/><text:span text:style-name="Strong_20_Emphasis"><text:span text:style-name="T24">Lerner-/Lehrerbild</text:span></text:span><text:bookmark text:name="yui_3_17_2_4_1685972961855_26510"/></text:p></table:table-cell><table:table-cell table:style-name="Tabelle7.A1" office:value-type="string"><text:p text:style-name="P49"><text:bookmark text:name="yui_3_17_2_4_1685972961855_26511"/><text:bookmark text:name="yui_3_17_2_4_1685972961855_26512"/><text:span text:style-name="Strong_20_Emphasis"><text:span text:style-name="T24">Folgen für die Gestaltung von Lernprozessen</text:span></text:span><text:bookmark text:name="yui_3_17_2_4_1685972961855_25035"/><text:bookmark text:name="yui_3_17_2_4_1685972961855_26513"/></text:p></table:table-cell></table:table-row><table:table-row><table:table-cell table:style-name="Tabelle7.A1" office:value-type="string"><text:p text:style-name="P49"><text:bookmark text:name="yui_3_17_2_4_1685972961855_26514"/><text:bookmark text:name="yui_3_17_2_4_1685972961855_26515"/><text:span text:style-name="Strong_20_Emphasis"><text:span text:style-name="T24">1. </text:span></text:span><text:bookmark text:name="yui_3_17_2_4_1685972961855_26516"/><text:a xlink:type="simple" xlink:href="https://lernen.goethe.de/moodle/mod/glossary/showentry.php?eid=1861815&amp;displayformat=dictionary" text:style-name="Internet_20_link" text:visited-style-name="Visited_20_Internet_20_Link"><text:span text:style-name="Strong_20_Emphasis"><text:span text:style-name="T19">Behaviorismus</text:span></text:span></text:a><text:bookmark text:name="yui_3_17_2_4_1685972961855_25500"/></text:p></table:table-cell><table:table-cell table:style-name="Tabelle7.B2" office:value-type="string"><text:list text:style-name="L1"><text:list-item><text:p text:style-name="P67"><text:bookmark text:name="yui_3_17_2_4_1685972961855_25492"/><text:bookmark text:name="yui_3_17_2_4_1685972961855_25622"/><text:bookmark text:name="yui_3_17_2_4_1685972961855_25623"/>Konzentration auf das Lernergebnis ohne Berücksichtigung der inneren Prozesse</text:p></text:list-item><text:list-item><text:p text:style-name="P67"><text:bookmark text:name="yui_3_17_2_4_1685972961855_25624"/><text:bookmark text:name="yui_3_17_2_4_1685972961855_25625"/>Black-Box-Modell</text:p></text:list-item><text:list-item><text:p text:style-name="P67"><text:bookmark text:name="yui_3_17_2_4_1685972961855_25626"/><text:bookmark text:name="yui_3_17_2_4_1685972961855_25627"/>Lernen als imitiativer Prozess, sprich ein „korrektes Vorbild“ wird nachgeahmt</text:p></text:list-item><text:list-item><text:p text:style-name="P68"><text:bookmark text:name="yui_3_17_2_4_1685972961855_25490"/><text:bookmark text:name="yui_3_17_2_4_1685972961855_25489"/>kognitives Potential der Lernenden vernachlässigt (e.g. kreativer Umgang mit Sprache)</text:p></text:list-item></text:list><text:p text:style-name="P73"><text:bookmark text:name="yui_3_17_2_4_1685972961855_25737"/></text:p></table:table-cell><table:table-cell table:style-name="Tabelle7.C2" office:value-type="string"><text:list text:style-name="L2"><text:list-item><text:p text:style-name="P82">Lehrer = Vorbild, welches imitiert wird<text:bookmark text:name="yui_3_17_2_4_1685972961855_25036"/></text:p></text:list-item></text:list></table:table-cell><table:table-cell table:style-name="Tabelle7.D2" office:value-type="string"><text:list text:style-name="L3"><text:list-item><text:list><text:list-item><text:list><text:list-item><text:p text:style-name="P83"><text:bookmark text:name="yui_3_17_2_4_1685972961855_25037"/><text:bookmark text:name="yui_3_17_2_4_1685972961855_25038"/><text:bookmark text:name="yui_3_17_2_4_1685972961855_25039"/><text:bookmark text:name="yui_3_17_2_4_1685972961855_25040"/><text:bookmark text:name="yui_3_17_2_4_1685972961855_25041"/>Übungen und Wiederholungen im Unterricht einbringen</text:p></text:list-item><text:list-item><text:p text:style-name="P83"><text:bookmark text:name="yui_3_17_2_4_1685972961855_25042"/><text:bookmark text:name="yui_3_17_2_4_1685972961855_25043"/>kleinschrittliche Übungen zur Fehlervermeidung</text:p></text:list-item><text:list-item><text:p text:style-name="P83"><text:bookmark text:name="yui_3_17_2_4_1685972961855_25044"/><text:bookmark text:name="yui_3_17_2_4_1685972961855_25045"/>„Drill-Übungen“ (viele kleine systematische Einheiten, die immer wieder geübt werden)</text:p></text:list-item><text:list-item><text:p text:style-name="P83"><text:bookmark text:name="yui_3_17_2_4_1685972961855_25046"/><text:bookmark text:name="yui_3_17_2_4_1685972961855_25047"/>Auf richtiges Verhalten folgt Lob, auf falsches Verhalten folgt negative Rückmeldung<text:bookmark text:name="yui_3_17_2_4_1685972961855_23870"/><text:bookmark text:name="yui_3_17_2_4_1685972961855_25048"/></text:p></text:list-item></text:list></text:list-item></text:list></text:list-item></text:list></table:table-cell></table:table-row><table:table-row><table:table-cell table:style-name="Tabelle7.A1" office:value-type="string"><text:p text:style-name="P49"><text:bookmark text:name="yui_3_17_2_4_1685972961855_25049"/><text:bookmark text:name="yui_3_17_2_4_1685972961855_25050"/><text:span text:style-name="Strong_20_Emphasis"><text:span text:style-name="T24">2. </text:span></text:span><text:bookmark text:name="yui_3_17_2_4_1685972961855_25051"/><text:a xlink:type="simple" xlink:href="https://lernen.goethe.de/moodle/mod/glossary/showentry.php?eid=1861821&amp;displayformat=dictionary" text:style-name="Internet_20_link" text:visited-style-name="Visited_20_Internet_20_Link"><text:span text:style-name="Strong_20_Emphasis"><text:span text:style-name="T19">Kognitivismus</text:span></text:span></text:a><text:bookmark text:name="yui_3_17_2_4_1685972961855_23869"/></text:p></table:table-cell><table:table-cell table:style-name="Tabelle7.B3" office:value-type="string"><text:list text:style-name="L4"><text:list-item><text:p text:style-name="P66"><text:bookmark text:name="yui_3_17_2_4_1685972961855_23919"/><text:bookmark text:name="yui_3_17_2_4_1685972961855_23918"/><text:bookmark text:name="yui_3_17_2_4_1685972961855_23921"/>neue Informationen werden mit bereits gelerntem verknüpft und gespeichert</text:p></text:list-item><text:list-item><text:p text:style-name="P66"><text:bookmark text:name="yui_3_17_2_4_1685972961855_23922"/><text:bookmark text:name="yui_3_17_2_4_1685972961855_23923"/>einsichtiges, bewusstes Lernen ist zentral<text:bookmark text:name="yui_3_17_2_4_1685972961855_24582"/></text:p></text:list-item></text:list></table:table-cell><table:table-cell table:style-name="Tabelle7.C3" office:value-type="string"><text:list text:style-name="L5"><text:list-item><text:p text:style-name="P62"><text:bookmark text:name="yui_3_17_2_4_1685972961855_24679"/><text:bookmark text:name="yui_3_17_2_4_1685972961855_24780"/><text:bookmark text:name="yui_3_17_2_4_1685972961855_24781"/>Lernende sind aktiver Teil des Lernprozesses</text:p></text:list-item><text:list-item><text:p text:style-name="P63"><text:bookmark text:name="yui_3_17_2_4_1685972961855_24677"/><text:bookmark text:name="yui_3_17_2_4_1685972961855_24675"/>Lehrer soll helfen, die Aufmerksamkeit auf bestimmte Phänomene zu lenken</text:p></text:list-item></text:list><text:p text:style-name="P73"><text:bookmark text:name="yui_3_17_2_4_1685972961855_24824"/><text:bookmark text:name="yui_3_17_2_4_1685972961855_24924"/></text:p></table:table-cell><table:table-cell table:style-name="Tabelle7.D3" office:value-type="string"><text:list text:style-name="L6"><text:list-item><text:p text:style-name="P64"><text:bookmark text:name="yui_3_17_2_4_1685972961855_24918"/><text:bookmark text:name="yui_3_17_2_4_1685972961855_24917"/><text:bookmark text:name="yui_3_17_2_4_1685972961855_24916"/>Vermittlung von Lernstrategien und Förderung von bewusstem Lernen ist wichtig im Unterricht!</text:p></text:list-item><text:list-item><text:p text:style-name="P65"><text:bookmark text:name="yui_3_17_2_4_1685972961855_25054"/><text:bookmark text:name="yui_3_17_2_4_1685972961855_25055"/>Induktives Vorgehen im Unterricht (Lernende werden aufgefordert, Regelmäßigkeiten zu entdecken)</text:p></text:list-item></text:list><text:p text:style-name="P73"><text:bookmark text:name="yui_3_17_2_4_1685972961855_25253"/></text:p></table:table-cell></table:table-row><table:table-row><table:table-cell table:style-name="Tabelle7.A1" office:value-type="string"><text:p text:style-name="P49"><text:span text:style-name="Strong_20_Emphasis"><text:span text:style-name="T24">3. </text:span></text:span><text:a xlink:type="simple" xlink:href="https://lernen.goethe.de/moodle/mod/glossary/showentry.php?eid=1861824&amp;displayformat=dictionary" text:style-name="Internet_20_link" text:visited-style-name="Visited_20_Internet_20_Link"><text:span text:style-name="Strong_20_Emphasis"><text:span text:style-name="T19">Konnektionismus</text:span></text:span></text:a></text:p></table:table-cell><table:table-cell table:style-name="Tabelle7.B4" office:value-type="string"><text:list text:style-name="L7"><text:list-item><text:p text:style-name="P77">mentale Vorgänge der Lernenden ist zentral</text:p></text:list-item><text:list-item><text:p text:style-name="P77">diese Lerntheorie erklärt wie das Gehirn neue Informationen verarbeitet und speichert</text:p></text:list-item><text:list-item><text:p text:style-name="P77">Verknüpfung von verschiedenen Wissensbeständen miteinander im Gehirn</text:p></text:list-item><text:list-item><text:p text:style-name="P77">Je öfter die Verbindungen im neuronalen Netz aktiviert werden, desto besser sind sie im Gedächtnis verankert</text:p></text:list-item><text:list-item><text:p text:style-name="P77">e.g. Assoziationen → verschiedene Verbindungen im Hirn werden aktiviert</text:p></text:list-item></text:list></table:table-cell><table:table-cell table:style-name="Tabelle7.C4" office:value-type="string"><text:p text:style-name="P75">Vermittler, Helfer, Unterstützer (aber Schüler muss die Verknüpfungen der Lerninhalte durch bewusstes Lernen erreichen)</text:p></table:table-cell><table:table-cell table:style-name="Tabelle7.D4" office:value-type="string"><text:list text:style-name="L8"><text:list-item><text:p text:style-name="P76">Wissen und Informationen sollen auf eine Weise vermittelt werden, welche Verknüpfungen aufbaut.</text:p></text:list-item><text:list-item><text:p text:style-name="P76">e.g. neue Wörter mithilfe von Wortfeldern einführen oder Synonyme, Gegenteile,...</text:p></text:list-item></text:list></table:table-cell></table:table-row><table:table-row><table:table-cell table:style-name="Tabelle7.A1" office:value-type="string"><text:p text:style-name="P49"><text:span text:style-name="Strong_20_Emphasis"><text:span text:style-name="T24">4. </text:span></text:span><text:a xlink:type="simple" xlink:href="https://lernen.goethe.de/moodle/mod/glossary/showentry.php?eid=1861827&amp;displayformat=dictionary" text:style-name="Internet_20_link" text:visited-style-name="Visited_20_Internet_20_Link"><text:span text:style-name="Strong_20_Emphasis"><text:span text:style-name="T19">Konstruktivismus</text:span></text:span></text:a></text:p></table:table-cell><table:table-cell table:style-name="Tabelle7.B5" office:value-type="string"><text:list text:style-name="L9"><text:list-item><text:p text:style-name="P78">Man kann nur das lernen, was man auf Basis des eigenen Vorwissens versteht</text:p></text:list-item><text:list-item><text:p text:style-name="P78">Lernen = Aufnahme neuer Informationen in bereits vorhandenes Vorwissen</text:p></text:list-item><text:list-item><text:p text:style-name="P78">Lernen = aktive Konstruktion von neuem Wissen</text:p></text:list-item><text:list-item><text:p text:style-name="P78">diese Lerntheorie betont die Individualität von Lernprozessen und Lernergebnissen</text:p></text:list-item></text:list></table:table-cell><table:table-cell table:style-name="Tabelle7.C5" office:value-type="string"><text:list text:style-name="L10"><text:list-item><text:p text:style-name="P79">Theorie besagt dass das Lernen von außen (zB als Lehrkraft) schwer beeinflussbar ist → Unterricht initiiert das Lernen aber vorhersagbares Lernergebnis kann nicht erzwungen werden; Lernende benötigen Mindestmaß an Interesse/Druck, um sich neues Wissen anzueignen</text:p></text:list-item><text:list-item><text:p text:style-name="P79">Anderes Verständnis der Rolle als Lehrkraft → Förderung der Selbstorganisation der Lernenden → Aufgaben als Lernberater</text:p></text:list-item></text:list></table:table-cell><table:table-cell table:style-name="Tabelle7.D5" office:value-type="string"><text:list text:style-name="L11"><text:list-item><text:p text:style-name="P80">Lernende erarbeiten sich neues Wissen durch Ausprobieren, Beobachten und Entdecken → eigene Produkte der Lernenden: e.g. Texte, Präsentationen,…)</text:p></text:list-item><text:list-item><text:p text:style-name="P80">Projektorientiertes Lernen<text:bookmark text:name="yui_3_17_2_4_1685972961855_23781"/></text:p></text:list-item></text:list></table:table-cell></table:table-row><table:table-row><table:table-cell table:style-name="Tabelle7.A1" office:value-type="string"><text:p text:style-name="P49"><text:span text:style-name="Strong_20_Emphasis"><text:span text:style-name="T24">5. </text:span></text:span><text:a xlink:type="simple" xlink:href="https://lernen.goethe.de/moodle/mod/glossary/showentry.php?eid=1861830&amp;displayformat=dictionary" text:style-name="Internet_20_link" text:visited-style-name="Visited_20_Internet_20_Link"><text:span text:style-name="Strong_20_Emphasis"><text:span text:style-name="T19">Interaktionismus</text:span></text:span></text:a></text:p></table:table-cell><table:table-cell table:style-name="Tabelle7.B6" office:value-type="string"><text:list text:style-name="L12"><text:list-item><text:p text:style-name="P81">soziale Umwelt ist zentral für das Lernen</text:p></text:list-item><text:list-item><text:p text:style-name="P81">Interaktion = „wechselseitige Beeinflussung von Individuen in ihren Handlungen“</text:p><text:p text:style-name="P81">→ Austausch von Ideen, Problemlösungen,… mit anderen Menschen unter Verwendung der Sprache</text:p></text:list-item><text:list-item><text:p text:style-name="P81">Lernen erfolgt durch sprachlichen Input der Gesprächspartner</text:p></text:list-item><text:list-item><text:p text:style-name="P81">Lernen durch Produktion der Sprache</text:p></text:list-item><text:list-item><text:p text:style-name="P71">Voraussetzung dafür, dass Lernen durch Interaktion stattfindet, ist, dass das soziale Miteinander "echt" und bedeutsam ist und in Situationen stattfindet, die die Beteiligten herausfordern<text:bookmark text:name="yui_3_17_2_4_1685972961855_23780"/></text:p></text:list-item></text:list></table:table-cell><table:table-cell table:style-name="Tabelle7.C6" office:value-type="string"><text:p text:style-name="P72"><text:bookmark text:name="yui_3_17_2_4_1685972961855_23812"/><text:bookmark text:name="yui_3_17_2_4_1685972961855_23830"/>Leiter, Guide, Förderer von Interaktion</text:p><text:p text:style-name="P74"><text:bookmark text:name="yui_3_17_2_4_1685972961855_23813"/></text:p></table:table-cell><table:table-cell table:style-name="Tabelle7.D6" office:value-type="string"><text:list text:style-name="L13"><text:list-item><text:p text:style-name="P69">Partnerarbeit, Gruppenarbeit, gemeinsames Lernen</text:p></text:list-item><text:list-item><text:p text:style-name="P69">Kommunikation im Klassenzimmer verläuft aber anders als „in der echten Welt“</text:p><text:list><text:list-item><text:p text:style-name="P70">→ <text:span text:style-name="T30">Integration von natürlichen fremdsprachlichen Kommunikationsformen in den Unterricht (Projekte, E-Mail-Kontakte)</text:span></text:p></text:list-item><text:list-item><text:p text:style-name="P69">Rollenspiele (üben authentischer Kommunikationssituationen)</text:p></text:list-item></text:list></text:list-item><text:list-item><text:p text:style-name="P69">Hinweis auf Regelmäßigkeit von grammatischen Strukturen (sodass Lernende sprachliche Strukturen besser begreifen)</text:p></text:list-item></text:list></table:table-cell></table:table-row></table:table></draw:text-box></draw:frame><text:bookmark text:name="yui_3_17_2_4_1685972961855_26092"/> </text:p>
      <text:p text:style-name="P88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2T04:41:16.827000000</meta:creation-date>
    <dc:date>2023-06-05T16:37:11.595000000</dc:date>
    <meta:editing-duration>PT4H13M32S</meta:editing-duration>
    <meta:editing-cycles>24</meta:editing-cycles>
    <meta:generator>LibreOffice/7.5.3.2$Windows_X86_64 LibreOffice_project/9f56dff12ba03b9acd7730a5a481eea045e468f3</meta:generator>
    <meta:document-statistic meta:table-count="1" meta:image-count="0" meta:object-count="0" meta:page-count="2" meta:paragraph-count="116" meta:word-count="1033" meta:character-count="7886" meta:non-whitespace-character-count="7047"/>
  </office:meta>
</office:document-meta>
</file>